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84048" officeooo:paragraph-rsid="001b326b"/>
    </style:style>
    <style:style style:name="P2" style:family="paragraph" style:parent-style-name="Standard">
      <style:text-properties officeooo:rsid="00184048" officeooo:paragraph-rsid="00184048"/>
    </style:style>
    <style:style style:name="P3" style:family="paragraph" style:parent-style-name="Standard">
      <style:text-properties officeooo:rsid="001a8951" officeooo:paragraph-rsid="001a8951"/>
    </style:style>
    <style:style style:name="P4" style:family="paragraph" style:parent-style-name="Standard">
      <style:text-properties officeooo:rsid="001b99d7" officeooo:paragraph-rsid="001b99d7"/>
    </style:style>
    <style:style style:name="P5" style:family="paragraph" style:parent-style-name="Standard">
      <style:text-properties officeooo:rsid="001b99d7" officeooo:paragraph-rsid="001e4c21"/>
    </style:style>
    <style:style style:name="P6" style:family="paragraph" style:parent-style-name="Standard">
      <style:text-properties officeooo:rsid="001beb21" officeooo:paragraph-rsid="001beb21"/>
    </style:style>
    <style:style style:name="P7"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2ac2c1" officeooo:paragraph-rsid="002ac2c1" style:text-blinking="false" fo:background-color="transparent" style:font-size-asian="13pt" style:font-style-asian="normal" style:font-weight-asian="normal" style:font-size-complex="13pt" style:font-style-complex="normal" style:font-weight-complex="normal"/>
    </style:style>
    <style:style style:name="P8"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2ff5c0" officeooo:paragraph-rsid="002ff5c0" style:text-blinking="false" fo:background-color="transparent" style:font-size-asian="13pt" style:font-style-asian="normal" style:font-weight-asian="normal" style:font-size-complex="13pt" style:font-style-complex="normal" style:font-weight-complex="normal"/>
    </style:style>
    <style:style style:name="P9"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3cc671" officeooo:paragraph-rsid="003cc671" style:text-blinking="false" fo:background-color="transparent" style:font-size-asian="13pt" style:font-style-asian="normal" style:font-weight-asian="normal" style:font-size-complex="13pt" style:font-style-complex="normal" style:font-weight-complex="normal"/>
    </style:style>
    <style:style style:name="P10"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3dbc63" officeooo:paragraph-rsid="003dbc63" style:text-blinking="false" fo:background-color="transparent" style:font-size-asian="13pt" style:font-style-asian="normal" style:font-weight-asian="normal" style:font-size-complex="13pt" style:font-style-complex="normal" style:font-weight-complex="normal"/>
    </style:style>
    <style:style style:name="P11"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42000f" officeooo:paragraph-rsid="00447c74" style:text-blinking="false" fo:background-color="transparent" style:font-size-asian="13pt" style:font-style-asian="normal" style:font-weight-asian="normal" style:font-size-complex="13pt" style:font-style-complex="normal" style:font-weight-complex="normal"/>
    </style:style>
    <style:style style:name="P12"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42000f" officeooo:paragraph-rsid="0043c27c" style:text-blinking="false" fo:background-color="transparent" style:font-size-asian="13pt" style:font-style-asian="normal" style:font-weight-asian="normal" style:font-size-complex="13pt" style:font-style-complex="normal" style:font-weight-complex="normal"/>
    </style:style>
    <style:style style:name="P13"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447c74" officeooo:paragraph-rsid="00447c74" style:text-blinking="false" fo:background-color="transparent" style:font-size-asian="13pt" style:font-style-asian="normal" style:font-weight-asian="normal" style:font-size-complex="13pt" style:font-style-complex="normal" style:font-weight-complex="normal"/>
    </style:style>
    <style:style style:name="P14"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4c65ad" officeooo:paragraph-rsid="004c65ad" style:text-blinking="false" fo:background-color="transparent" style:font-size-asian="13pt" style:font-style-asian="normal" style:font-weight-asian="normal" style:font-size-complex="13pt" style:font-style-complex="normal" style:font-weight-complex="normal"/>
    </style:style>
    <style:style style:name="P15"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41e280" officeooo:paragraph-rsid="003dbc63" style:text-blinking="false" fo:background-color="transparent" style:font-size-asian="13pt" style:font-style-asian="normal" style:font-weight-asian="normal" style:font-size-complex="13pt" style:font-style-complex="normal" style:font-weight-complex="normal"/>
    </style:style>
    <style:style style:name="P16"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56a515" officeooo:paragraph-rsid="0056a515" style:text-blinking="false" fo:background-color="transparent" style:font-size-asian="13pt" style:font-style-asian="normal" style:font-weight-asian="normal" style:font-size-complex="13pt" style:font-style-complex="normal" style:font-weight-complex="normal"/>
    </style:style>
    <style:style style:name="P17"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1bde3f" officeooo:paragraph-rsid="002aa5ab" style:text-blinking="false" fo:background-color="transparent" style:font-size-asian="13pt" style:font-style-asian="normal" style:font-weight-asian="normal" style:font-size-complex="13pt" style:font-style-complex="normal" style:font-weight-complex="normal"/>
    </style:style>
    <style:style style:name="P18"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1bde3f" officeooo:paragraph-rsid="001b326b" style:text-blinking="false" fo:background-color="transparent" style:font-size-asian="13pt" style:font-style-asian="normal" style:font-weight-asian="normal" style:font-size-complex="13pt" style:font-style-complex="normal" style:font-weight-complex="normal"/>
    </style:style>
    <style:style style:name="P19"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581d24" officeooo:paragraph-rsid="00581d24" style:text-blinking="false" fo:background-color="transparent" style:font-size-asian="13pt" style:font-style-asian="normal" style:font-weight-asian="normal" style:font-size-complex="13pt" style:font-style-complex="normal" style:font-weight-complex="normal"/>
    </style:style>
    <style:style style:name="P20"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5929fd" officeooo:paragraph-rsid="005929fd" style:text-blinking="false" fo:background-color="transparent" style:font-size-asian="13pt" style:font-style-asian="normal" style:font-weight-asian="normal" style:font-size-complex="13pt" style:font-style-complex="normal" style:font-weight-complex="normal"/>
    </style:style>
    <style:style style:name="P21"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5929fd" officeooo:paragraph-rsid="005e6165" style:text-blinking="false" fo:background-color="transparent" style:font-size-asian="13pt" style:font-style-asian="normal" style:font-weight-asian="normal" style:font-size-complex="13pt" style:font-style-complex="normal" style:font-weight-complex="normal"/>
    </style:style>
    <style:style style:name="P22"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5929fd" officeooo:paragraph-rsid="00645291" style:text-blinking="false" fo:background-color="transparent" style:font-size-asian="13pt" style:font-style-asian="normal" style:font-weight-asian="normal" style:font-size-complex="13pt" style:font-style-complex="normal" style:font-weight-complex="normal"/>
    </style:style>
    <style:style style:name="P23"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01f77" officeooo:paragraph-rsid="00601f77" style:text-blinking="false" fo:background-color="transparent" style:font-size-asian="13pt" style:font-style-asian="normal" style:font-weight-asian="normal" style:font-size-complex="13pt" style:font-style-complex="normal" style:font-weight-complex="normal"/>
    </style:style>
    <style:style style:name="P24"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1147b" officeooo:paragraph-rsid="0061147b" style:text-blinking="false" fo:background-color="transparent" style:font-size-asian="13pt" style:font-style-asian="normal" style:font-weight-asian="normal" style:font-size-complex="13pt" style:font-style-complex="normal" style:font-weight-complex="normal"/>
    </style:style>
    <style:style style:name="P25"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1244c" officeooo:paragraph-rsid="0061244c" style:text-blinking="false" fo:background-color="transparent" style:font-size-asian="13pt" style:font-style-asian="normal" style:font-weight-asian="normal" style:font-size-complex="13pt" style:font-style-complex="normal" style:font-weight-complex="normal"/>
    </style:style>
    <style:style style:name="P26"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1244c" officeooo:paragraph-rsid="0076a8c8" style:text-blinking="false" fo:background-color="transparent" style:font-size-asian="13pt" style:font-style-asian="normal" style:font-weight-asian="normal" style:font-size-complex="13pt" style:font-style-complex="normal" style:font-weight-complex="normal"/>
    </style:style>
    <style:style style:name="P27"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1244c" officeooo:paragraph-rsid="00b13445" style:text-blinking="false" fo:background-color="transparent" style:font-size-asian="13pt" style:font-style-asian="normal" style:font-weight-asian="normal" style:font-size-complex="13pt" style:font-style-complex="normal" style:font-weight-complex="normal"/>
    </style:style>
    <style:style style:name="P28"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1244c" officeooo:paragraph-rsid="00cf36c6" style:text-blinking="false" fo:background-color="transparent" style:font-size-asian="13pt" style:font-style-asian="normal" style:font-weight-asian="normal" style:font-size-complex="13pt" style:font-style-complex="normal" style:font-weight-complex="normal"/>
    </style:style>
    <style:style style:name="P29"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1244c" officeooo:paragraph-rsid="00e989e1" style:text-blinking="false" fo:background-color="transparent" style:font-size-asian="13pt" style:font-style-asian="normal" style:font-weight-asian="normal" style:font-size-complex="13pt" style:font-style-complex="normal" style:font-weight-complex="normal"/>
    </style:style>
    <style:style style:name="P30"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1244c" officeooo:paragraph-rsid="00f8d74f" style:text-blinking="false" fo:background-color="transparent" style:font-size-asian="13pt" style:font-style-asian="normal" style:font-weight-asian="normal" style:font-size-complex="13pt" style:font-style-complex="normal" style:font-weight-complex="normal"/>
    </style:style>
    <style:style style:name="P31"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5f50e" officeooo:paragraph-rsid="0065f50e" style:text-blinking="false" fo:background-color="transparent" style:font-size-asian="13pt" style:font-style-asian="normal" style:font-weight-asian="normal" style:font-size-complex="13pt" style:font-style-complex="normal" style:font-weight-complex="normal"/>
    </style:style>
    <style:style style:name="P32"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5f50e" officeooo:paragraph-rsid="00678375" style:text-blinking="false" fo:background-color="transparent" style:font-size-asian="13pt" style:font-style-asian="normal" style:font-weight-asian="normal" style:font-size-complex="13pt" style:font-style-complex="normal" style:font-weight-complex="normal"/>
    </style:style>
    <style:style style:name="P33"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5f50e" officeooo:paragraph-rsid="006b9a5b" style:text-blinking="false" fo:background-color="transparent" style:font-size-asian="13pt" style:font-style-asian="normal" style:font-weight-asian="normal" style:font-size-complex="13pt" style:font-style-complex="normal" style:font-weight-complex="normal"/>
    </style:style>
    <style:style style:name="P34"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5f50e" officeooo:paragraph-rsid="00d14a2a" style:text-blinking="false" fo:background-color="transparent" style:font-size-asian="13pt" style:font-style-asian="normal" style:font-weight-asian="normal" style:font-size-complex="13pt" style:font-style-complex="normal" style:font-weight-complex="normal"/>
    </style:style>
    <style:style style:name="P35"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5f50e" officeooo:paragraph-rsid="0061244c" style:text-blinking="false" fo:background-color="transparent" style:font-size-asian="13pt" style:font-style-asian="normal" style:font-weight-asian="normal" style:font-size-complex="13pt" style:font-style-complex="normal" style:font-weight-complex="normal"/>
    </style:style>
    <style:style style:name="P36"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5f50e" officeooo:paragraph-rsid="00d6817b" style:text-blinking="false" fo:background-color="transparent" style:font-size-asian="13pt" style:font-style-asian="normal" style:font-weight-asian="normal" style:font-size-complex="13pt" style:font-style-complex="normal" style:font-weight-complex="normal"/>
    </style:style>
    <style:style style:name="P37"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78375" officeooo:paragraph-rsid="00678375" style:text-blinking="false" fo:background-color="transparent" style:font-size-asian="13pt" style:font-style-asian="normal" style:font-weight-asian="normal" style:font-size-complex="13pt" style:font-style-complex="normal" style:font-weight-complex="normal"/>
    </style:style>
    <style:style style:name="P38"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78375" officeooo:paragraph-rsid="00d6817b" style:text-blinking="false" fo:background-color="transparent"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a2cef" officeooo:paragraph-rsid="006a2cef" style:text-blinking="false" fo:background-color="transparent" style:font-size-asian="13pt" style:font-style-asian="normal" style:font-weight-asian="normal" style:font-size-complex="13pt" style:font-style-complex="normal" style:font-weight-complex="normal"/>
    </style:style>
    <style:style style:name="P40"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f03d4" officeooo:paragraph-rsid="006f03d4" style:text-blinking="false" fo:background-color="transparent" style:font-size-asian="13pt" style:font-style-asian="normal" style:font-weight-asian="normal" style:font-size-complex="13pt" style:font-style-complex="normal" style:font-weight-complex="normal"/>
    </style:style>
    <style:style style:name="P41"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f03d4" officeooo:paragraph-rsid="007013d0" style:text-blinking="false" fo:background-color="transparent" style:font-size-asian="13pt" style:font-style-asian="normal" style:font-weight-asian="normal" style:font-size-complex="13pt" style:font-style-complex="normal" style:font-weight-complex="normal"/>
    </style:style>
    <style:style style:name="P42" style:family="paragraph" style:parent-style-name="Standard">
      <style:paragraph-properties>
        <style:tab-stops>
          <style:tab-stop style:position="5.4083in"/>
        </style:tab-stops>
      </style:paragraph-properties>
      <style:text-properties fo:font-variant="normal" fo:text-transform="none" fo:color="#000000" style:text-line-through-style="none" style:text-line-through-type="none" style:font-name="Liberation Serif" fo:font-size="13pt" fo:font-style="normal" style:text-underline-style="none" fo:font-weight="normal" officeooo:rsid="006f03d4" officeooo:paragraph-rsid="00af0647" style:text-blinking="false" fo:background-color="transparent" style:font-size-asian="13pt" style:font-style-asian="normal" style:font-weight-asian="normal" style:font-size-complex="13pt" style:font-style-complex="normal" style:font-weight-complex="normal"/>
    </style:style>
    <style:style style:name="P43" style:family="paragraph" style:parent-style-name="Standard">
      <style:paragraph-properties>
        <style:tab-stops>
          <style:tab-stop style:position="5.4083in"/>
        </style:tab-stops>
      </style:paragraph-properties>
      <style:text-properties fo:font-variant="normal" fo:text-transform="none" fo:color="#000000" style:text-line-through-style="none" style:text-line-through-type="none" style:font-name="Liberation Serif" fo:font-size="13pt" fo:font-style="normal" style:text-underline-style="none" fo:font-weight="normal" officeooo:rsid="006f03d4" officeooo:paragraph-rsid="00a9cd35" style:text-blinking="false" fo:background-color="transparent" style:font-size-asian="13pt" style:font-style-asian="normal" style:font-weight-asian="normal" style:font-size-complex="13pt" style:font-style-complex="normal" style:font-weight-complex="normal"/>
    </style:style>
    <style:style style:name="P44"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f03d4" officeooo:paragraph-rsid="00af0647" style:text-blinking="false" fo:background-color="transparent" style:font-size-asian="13pt" style:font-style-asian="normal" style:font-weight-asian="normal" style:font-size-complex="13pt" style:font-style-complex="normal" style:font-weight-complex="normal"/>
    </style:style>
    <style:style style:name="P45"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19e82" officeooo:paragraph-rsid="00719e82" style:text-blinking="false" fo:background-color="transparent" style:font-size-asian="13pt" style:font-style-asian="normal" style:font-weight-asian="normal" style:font-size-complex="13pt" style:font-style-complex="normal" style:font-weight-complex="normal"/>
    </style:style>
    <style:style style:name="P46"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19e82" officeooo:paragraph-rsid="00af0647" style:text-blinking="false" fo:background-color="transparent" style:font-size-asian="13pt" style:font-style-asian="normal" style:font-weight-asian="normal" style:font-size-complex="13pt" style:font-style-complex="normal" style:font-weight-complex="normal"/>
    </style:style>
    <style:style style:name="P47"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2b01e" officeooo:paragraph-rsid="0072b01e" style:text-blinking="false" fo:background-color="transparent" style:font-size-asian="13pt" style:font-style-asian="normal" style:font-weight-asian="normal" style:font-size-complex="13pt" style:font-style-complex="normal" style:font-weight-complex="normal"/>
    </style:style>
    <style:style style:name="P48"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2b01e" officeooo:paragraph-rsid="00743952" style:text-blinking="false" fo:background-color="transparent" style:font-size-asian="13pt" style:font-style-asian="normal" style:font-weight-asian="normal" style:font-size-complex="13pt" style:font-style-complex="normal" style:font-weight-complex="normal"/>
    </style:style>
    <style:style style:name="P49"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2b01e" officeooo:paragraph-rsid="00748652" style:text-blinking="false" fo:background-color="transparent" style:font-size-asian="13pt" style:font-style-asian="normal" style:font-weight-asian="normal" style:font-size-complex="13pt" style:font-style-complex="normal" style:font-weight-complex="normal"/>
    </style:style>
    <style:style style:name="P50"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43952" officeooo:paragraph-rsid="00743952" style:text-blinking="false" fo:background-color="transparent" style:font-size-asian="13pt" style:font-style-asian="normal" style:font-weight-asian="normal" style:font-size-complex="13pt" style:font-style-complex="normal" style:font-weight-complex="normal"/>
    </style:style>
    <style:style style:name="P51"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43952" officeooo:paragraph-rsid="00748652" style:text-blinking="false" fo:background-color="transparent" style:font-size-asian="13pt" style:font-style-asian="normal" style:font-weight-asian="normal" style:font-size-complex="13pt" style:font-style-complex="normal" style:font-weight-complex="normal"/>
    </style:style>
    <style:style style:name="P52"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43952" officeooo:paragraph-rsid="009fd13c" style:text-blinking="false" fo:background-color="transparent" style:font-size-asian="13pt" style:font-style-asian="normal" style:font-weight-asian="normal" style:font-size-complex="13pt" style:font-style-complex="normal" style:font-weight-complex="normal"/>
    </style:style>
    <style:style style:name="P53"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9b948" officeooo:paragraph-rsid="0079b948" style:text-blinking="false" fo:background-color="transparent" style:font-size-asian="13pt" style:font-style-asian="normal" style:font-weight-asian="normal" style:font-size-complex="13pt" style:font-style-complex="normal" style:font-weight-complex="normal"/>
    </style:style>
    <style:style style:name="P54"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b55c3" officeooo:paragraph-rsid="007b55c3" style:text-blinking="false" fo:background-color="transparent" style:font-size-asian="13pt" style:font-style-asian="normal" style:font-weight-asian="normal" style:font-size-complex="13pt" style:font-style-complex="normal" style:font-weight-complex="normal"/>
    </style:style>
    <style:style style:name="P55"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8b3840" officeooo:paragraph-rsid="008b3840" style:text-blinking="false" fo:background-color="transparent" style:font-size-asian="13pt" style:font-style-asian="normal" style:font-weight-asian="normal" style:font-size-complex="13pt" style:font-style-complex="normal" style:font-weight-complex="normal"/>
    </style:style>
    <style:style style:name="P56"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8b3840" officeooo:paragraph-rsid="008ccff6" style:text-blinking="false" fo:background-color="transparent" style:font-size-asian="13pt" style:font-style-asian="normal" style:font-weight-asian="normal" style:font-size-complex="13pt" style:font-style-complex="normal" style:font-weight-complex="normal"/>
    </style:style>
    <style:style style:name="P57"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932b10" officeooo:paragraph-rsid="00932b10" style:text-blinking="false" fo:background-color="transparent" style:font-size-asian="13pt" style:font-style-asian="normal" style:font-weight-asian="normal" style:font-size-complex="13pt" style:font-style-complex="normal" style:font-weight-complex="normal"/>
    </style:style>
    <style:style style:name="P58"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b9a5b" officeooo:paragraph-rsid="006b9a5b" style:text-blinking="false" fo:background-color="transparent" style:font-size-asian="13pt" style:font-style-asian="normal" style:font-weight-asian="normal" style:font-size-complex="13pt" style:font-style-complex="normal" style:font-weight-complex="normal"/>
    </style:style>
    <style:style style:name="P59"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a09c22" officeooo:paragraph-rsid="00a09c22" style:text-blinking="false" fo:background-color="transparent" style:font-size-asian="13pt" style:font-style-asian="normal" style:font-weight-asian="normal" style:font-size-complex="13pt" style:font-style-complex="normal" style:font-weight-complex="normal"/>
    </style:style>
    <style:style style:name="P60"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878c6d" officeooo:paragraph-rsid="00b13445" style:text-blinking="false" fo:background-color="transparent" style:font-size-asian="13pt" style:font-style-asian="normal" style:font-weight-asian="normal" style:font-size-complex="13pt" style:font-style-complex="normal" style:font-weight-complex="normal"/>
    </style:style>
    <style:style style:name="P61"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b3adeb" officeooo:paragraph-rsid="00b3adeb" style:text-blinking="false" fo:background-color="transparent" style:font-size-asian="13pt" style:font-style-asian="normal" style:font-weight-asian="normal" style:font-size-complex="13pt" style:font-style-complex="normal" style:font-weight-complex="normal"/>
    </style:style>
    <style:style style:name="P62"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b77658" officeooo:paragraph-rsid="00b77658" style:text-blinking="false" fo:background-color="transparent" style:font-size-asian="13pt" style:font-style-asian="normal" style:font-weight-asian="normal" style:font-size-complex="13pt" style:font-style-complex="normal" style:font-weight-complex="normal"/>
    </style:style>
    <style:style style:name="P63"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bf9582" officeooo:paragraph-rsid="00bf9582" style:text-blinking="false" fo:background-color="transparent" style:font-size-asian="13pt" style:font-style-asian="normal" style:font-weight-asian="normal" style:font-size-complex="13pt" style:font-style-complex="normal" style:font-weight-complex="normal"/>
    </style:style>
    <style:style style:name="P64"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c9e9b9" officeooo:paragraph-rsid="00e989e1" style:text-blinking="false" fo:background-color="transparent" style:font-size-asian="13pt" style:font-style-asian="normal" style:font-weight-asian="normal" style:font-size-complex="13pt" style:font-style-complex="normal" style:font-weight-complex="normal"/>
    </style:style>
    <style:style style:name="P65"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f1a1a3" officeooo:paragraph-rsid="00f1a1a3" style:text-blinking="false" fo:background-color="transparent" style:font-size-asian="13pt" style:font-style-asian="normal" style:font-weight-asian="normal" style:font-size-complex="13pt" style:font-style-complex="normal" style:font-weight-complex="normal"/>
    </style:style>
    <style:style style:name="P66"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f1a1a3" officeooo:paragraph-rsid="00f3b518" style:text-blinking="false" fo:background-color="transparent" style:font-size-asian="13pt" style:font-style-asian="normal" style:font-weight-asian="normal" style:font-size-complex="13pt" style:font-style-complex="normal" style:font-weight-complex="normal"/>
    </style:style>
    <style:style style:name="P67"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f59e7a" officeooo:paragraph-rsid="00f59e7a" style:text-blinking="false" fo:background-color="transparent" style:font-size-asian="13pt" style:font-style-asian="normal" style:font-weight-asian="normal" style:font-size-complex="13pt" style:font-style-complex="normal" style:font-weight-complex="normal"/>
    </style:style>
    <style:style style:name="P68"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95b330" officeooo:paragraph-rsid="0061244c" style:text-blinking="false" fo:background-color="transparent" style:font-size-asian="13pt" style:font-style-asian="normal" style:font-weight-asian="normal" style:font-size-complex="13pt" style:font-style-complex="normal" style:font-weight-complex="normal"/>
    </style:style>
    <style:style style:name="P69"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95b330" officeooo:paragraph-rsid="00f8d74f" style:text-blinking="false" fo:background-color="transparent" style:font-size-asian="13pt" style:font-style-asian="normal" style:font-weight-asian="normal" style:font-size-complex="13pt" style:font-style-complex="normal" style:font-weight-complex="normal"/>
    </style:style>
    <style:style style:name="P70"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6a8c8" officeooo:paragraph-rsid="00f8d74f" style:text-blinking="false" fo:background-color="transparent" style:font-size-asian="13pt" style:font-style-asian="normal" style:font-weight-asian="normal" style:font-size-complex="13pt" style:font-style-complex="normal" style:font-weight-complex="normal"/>
    </style:style>
    <style:style style:name="P71"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fa31c7" officeooo:paragraph-rsid="00fa31c7" style:text-blinking="false" fo:background-color="transparent" style:font-size-asian="13pt" style:font-style-asian="normal" style:font-weight-asian="normal" style:font-size-complex="13pt" style:font-style-complex="normal" style:font-weight-complex="normal"/>
    </style:style>
    <style:style style:name="P72"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fc0a68" officeooo:paragraph-rsid="00fc0a68" style:text-blinking="false" fo:background-color="transparent" style:font-size-asian="13pt" style:font-style-asian="normal" style:font-weight-asian="normal" style:font-size-complex="13pt" style:font-style-complex="normal" style:font-weight-complex="normal"/>
    </style:style>
    <style:style style:name="P73"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10d73dc" officeooo:paragraph-rsid="010d73dc" style:text-blinking="false" fo:background-color="transparent" style:font-size-asian="13pt" style:font-style-asian="normal" style:font-weight-asian="normal" style:font-size-complex="13pt" style:font-style-complex="normal" style:font-weight-complex="normal"/>
    </style:style>
    <style:style style:name="P74"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b9a5b" officeooo:paragraph-rsid="00a09c22" style:text-blinking="false" fo:background-color="#ff3333" style:font-size-asian="13pt" style:font-style-asian="normal" style:font-weight-asian="normal" style:font-size-complex="13pt" style:font-style-complex="normal" style:font-weight-complex="normal"/>
    </style:style>
    <style:style style:name="P75"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a09c22" officeooo:paragraph-rsid="00a09c22" style:text-blinking="false" fo:background-color="#ffffff" style:font-size-asian="13pt" style:font-style-asian="normal" style:font-weight-asian="normal" style:font-size-complex="13pt" style:font-style-complex="normal" style:font-weight-complex="normal"/>
    </style:style>
    <style:style style:name="P76"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e3cb51" officeooo:paragraph-rsid="00e3cb51" style:text-blinking="false" fo:background-color="#ff0000" style:font-size-asian="13pt" style:font-style-asian="normal" style:font-weight-asian="normal" style:font-size-complex="13pt" style:font-style-complex="normal" style:font-weight-complex="normal"/>
    </style:style>
    <style:style style:name="P77"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bold" officeooo:rsid="00581d24" officeooo:paragraph-rsid="00581d24" style:text-blinking="false" fo:background-color="transparent" style:font-size-asian="13pt" style:font-style-asian="normal" style:font-weight-asian="bold" style:font-size-complex="13pt" style:font-style-complex="normal" style:font-weight-complex="bold"/>
    </style:style>
    <style:style style:name="P78" style:family="paragraph" style:parent-style-name="Standard">
      <style:text-properties fo:font-variant="normal" fo:text-transform="none" fo:color="#000000" style:text-line-through-style="none" style:text-line-through-type="none" style:font-name="Liberation Serif" fo:font-size="13pt" fo:font-style="italic" style:text-underline-style="none" fo:font-weight="normal" officeooo:rsid="006d7517" officeooo:paragraph-rsid="006d7517" style:text-blinking="false" fo:background-color="#ff3333" style:font-size-asian="13pt" style:font-style-asian="italic" style:font-weight-asian="normal" style:font-size-complex="13pt" style:font-style-complex="italic" style:font-weight-complex="normal"/>
    </style:style>
    <style:style style:name="P79" style:family="paragraph" style:parent-style-name="Standard">
      <style:text-properties fo:font-variant="normal" fo:text-transform="none" fo:color="#000000" style:text-line-through-style="solid" style:text-line-through-type="single" style:font-name="Liberation Serif" fo:font-size="13pt" fo:font-style="normal" style:text-underline-style="none" fo:font-weight="normal" officeooo:rsid="00719e82" officeooo:paragraph-rsid="0072b01e" style:text-blinking="false" fo:background-color="transparent" style:font-size-asian="13pt" style:font-style-asian="normal" style:font-weight-asian="normal" style:font-size-complex="13pt" style:font-style-complex="normal" style:font-weight-complex="normal"/>
    </style:style>
    <style:style style:name="P80" style:family="paragraph" style:parent-style-name="Standard">
      <style:text-properties fo:font-variant="normal" fo:text-transform="none" fo:color="#000000" style:text-line-through-style="solid" style:text-line-through-type="single" style:font-name="Liberation Serif" fo:font-size="13pt" fo:font-style="normal" style:text-underline-style="none" fo:font-weight="normal" officeooo:rsid="0072b01e" officeooo:paragraph-rsid="0072b01e" style:text-blinking="false" fo:background-color="transparent" style:font-size-asian="13pt" style:font-style-asian="normal" style:font-weight-asian="normal" style:font-size-complex="13pt" style:font-style-complex="normal" style:font-weight-complex="normal"/>
    </style:style>
    <style:style style:name="P81" style:family="paragraph" style:parent-style-name="Standard">
      <style:text-properties fo:font-variant="normal" fo:text-transform="none" fo:color="#000000" style:text-line-through-style="solid" style:text-line-through-type="single" style:font-name="Liberation Serif" fo:font-size="13pt" fo:font-style="normal" style:text-underline-style="none" fo:font-weight="normal" officeooo:rsid="0072b01e" officeooo:paragraph-rsid="00748652" style:text-blinking="false" fo:background-color="transparent" style:font-size-asian="13pt" style:font-style-asian="normal" style:font-weight-asian="normal" style:font-size-complex="13pt" style:font-style-complex="normal" style:font-weight-complex="normal"/>
    </style:style>
    <style:style style:name="P82" style:family="paragraph" style:parent-style-name="Standard">
      <style:text-properties fo:font-weight="bold" officeooo:rsid="005218db" officeooo:paragraph-rsid="005218db" style:font-weight-asian="bold" style:font-weight-complex="bold"/>
    </style:style>
    <style:style style:name="P83" style:family="paragraph" style:parent-style-name="Standard">
      <style:text-properties officeooo:rsid="0019e515" officeooo:paragraph-rsid="0019e515"/>
    </style:style>
    <style:style style:name="P84" style:family="paragraph" style:parent-style-name="Standard">
      <style:text-properties officeooo:rsid="00a2242b" officeooo:paragraph-rsid="00a2242b"/>
    </style:style>
    <style:style style:name="P85" style:family="paragraph" style:parent-style-name="Standard">
      <style:paragraph-properties fo:margin-top="0in" fo:margin-bottom="0in" loext:contextual-spacing="false" fo:line-height="100%"/>
      <style:text-properties style:font-name="Times New Roman" fo:font-size="12pt" officeooo:paragraph-rsid="001b326b" style:font-size-asian="12pt" style:font-name-complex="Times New Roman1"/>
    </style:style>
    <style:style style:name="P86" style:family="paragraph" style:parent-style-name="Standard">
      <style:paragraph-properties fo:margin-top="0in" fo:margin-bottom="0in" loext:contextual-spacing="false" fo:line-height="100%"/>
      <style:text-properties style:font-name="Times New Roman" fo:font-size="12pt" style:text-underline-style="solid" style:text-underline-width="auto" style:text-underline-color="font-color" officeooo:paragraph-rsid="001b326b" style:font-size-asian="12pt" style:font-name-complex="Times New Roman1"/>
    </style:style>
    <style:style style:name="P87" style:family="paragraph" style:parent-style-name="Standard">
      <style:paragraph-properties fo:margin-top="0in" fo:margin-bottom="0in" loext:contextual-spacing="false" fo:line-height="100%"/>
      <style:text-properties style:font-name="Times New Roman" fo:font-size="12pt" officeooo:paragraph-rsid="001b326b" fo:background-color="#ffff00" style:font-size-asian="12pt" style:font-name-complex="Times New Roman1"/>
    </style:style>
    <style:style style:name="P88" style:family="paragraph" style:parent-style-name="Standard">
      <style:paragraph-properties fo:margin-top="0in" fo:margin-bottom="0in" loext:contextual-spacing="false" fo:line-height="100%"/>
      <style:text-properties officeooo:paragraph-rsid="001b326b"/>
    </style:style>
    <style:style style:name="T1" style:family="text">
      <style:text-properties officeooo:rsid="001a8951"/>
    </style:style>
    <style:style style:name="T2" style:family="text">
      <style:text-properties fo:font-weight="bold" style:font-weight-asian="bold" style:font-weight-complex="bold"/>
    </style:style>
    <style:style style:name="T3" style:family="text">
      <style:text-properties fo:font-weight="bold" officeooo:rsid="001e4c21" style:font-weight-asian="bold" style:font-weight-complex="bold"/>
    </style:style>
    <style:style style:name="T4" style:family="text">
      <style:text-properties fo:font-weight="bold" officeooo:rsid="003a692c" style:font-weight-asian="bold" style:font-weight-complex="bold"/>
    </style:style>
    <style:style style:name="T5" style:family="text">
      <style:text-properties fo:font-weight="bold" officeooo:rsid="0094d198" fo:background-color="#ffffff" loext:char-shading-value="0" style:font-weight-asian="bold" style:font-weight-complex="bold"/>
    </style:style>
    <style:style style:name="T6" style:family="text">
      <style:text-properties officeooo:rsid="001beb21"/>
    </style:style>
    <style:style style:name="T7" style:family="text">
      <style:text-properties officeooo:rsid="001e4c21"/>
    </style:style>
    <style:style style:name="T8" style:family="text">
      <style:text-properties officeooo:rsid="0032663a"/>
    </style:style>
    <style:style style:name="T9" style:family="text">
      <style:text-properties style:text-line-through-style="solid" style:text-line-through-type="single"/>
    </style:style>
    <style:style style:name="T10" style:family="text">
      <style:text-properties style:text-line-through-style="solid" style:text-line-through-type="single" officeooo:rsid="001beb21"/>
    </style:style>
    <style:style style:name="T11" style:family="text">
      <style:text-properties officeooo:rsid="003a692c"/>
    </style:style>
    <style:style style:name="T12" style:family="text">
      <style:text-properties officeooo:rsid="003c3ed5"/>
    </style:style>
    <style:style style:name="T13" style:family="text">
      <style:text-properties officeooo:rsid="004355ab"/>
    </style:style>
    <style:style style:name="T14" style:family="text">
      <style:text-properties officeooo:rsid="00447c74"/>
    </style:style>
    <style:style style:name="T15" style:family="text">
      <style:text-properties officeooo:rsid="0053793f"/>
    </style:style>
    <style:style style:name="T16" style:family="text">
      <style:text-properties officeooo:rsid="0056a515"/>
    </style:style>
    <style:style style:name="T17" style:family="text">
      <style:text-properties fo:background-color="transparent" loext:char-shading-value="0"/>
    </style:style>
    <style:style style:name="T18" style:family="text">
      <style:text-properties officeooo:rsid="009b56ee" fo:background-color="transparent" loext:char-shading-value="0"/>
    </style:style>
    <style:style style:name="T19" style:family="text">
      <style:text-properties fo:background-color="#ffffff" loext:char-shading-value="0"/>
    </style:style>
    <style:style style:name="T20" style:family="text">
      <style:text-properties officeooo:rsid="0094d198" fo:background-color="#ffffff" loext:char-shading-value="0"/>
    </style:style>
    <style:style style:name="T21" style:family="text">
      <style:text-properties officeooo:rsid="00a09c22" fo:background-color="#ffffff" loext:char-shading-value="0"/>
    </style:style>
    <style:style style:name="T22" style:family="text">
      <style:text-properties officeooo:rsid="00932b10" fo:background-color="#ffffff" loext:char-shading-value="0"/>
    </style:style>
    <style:style style:name="T23" style:family="text">
      <style:text-properties officeooo:rsid="009d5718" fo:background-color="#ffffff" loext:char-shading-value="0"/>
    </style:style>
    <style:style style:name="T24" style:family="text">
      <style:text-properties officeooo:rsid="00a97dd4" fo:background-color="#ffffff" loext:char-shading-value="0"/>
    </style:style>
    <style:style style:name="T25" style:family="text">
      <style:text-properties officeooo:rsid="0076a8c8" fo:background-color="#ffffff" loext:char-shading-value="0"/>
    </style:style>
    <style:style style:name="T26" style:family="text">
      <style:text-properties officeooo:rsid="00d0a247" fo:background-color="#ffffff" loext:char-shading-value="0"/>
    </style:style>
    <style:style style:name="T27" style:family="text">
      <style:text-properties officeooo:rsid="00f3b518" fo:background-color="#ffffff" loext:char-shading-value="0"/>
    </style:style>
    <style:style style:name="T28" style:family="text">
      <style:text-properties officeooo:rsid="005e6165"/>
    </style:style>
    <style:style style:name="T29" style:family="text">
      <style:text-properties officeooo:rsid="0061244c"/>
    </style:style>
    <style:style style:name="T30" style:family="text">
      <style:text-properties officeooo:rsid="00645291"/>
    </style:style>
    <style:style style:name="T31" style:family="text">
      <style:text-properties fo:background-color="#ff3333" loext:char-shading-value="0"/>
    </style:style>
    <style:style style:name="T32" style:family="text">
      <style:text-properties officeooo:rsid="00678375"/>
    </style:style>
    <style:style style:name="T33" style:family="text">
      <style:text-properties style:text-position="super 58%" officeooo:rsid="00748652"/>
    </style:style>
    <style:style style:name="T34" style:family="text">
      <style:text-properties style:text-position="super 58%" officeooo:rsid="00932b10" fo:background-color="#ffffff" loext:char-shading-value="0"/>
    </style:style>
    <style:style style:name="T35" style:family="text">
      <style:text-properties officeooo:rsid="0072b01e"/>
    </style:style>
    <style:style style:name="T36" style:family="text">
      <style:text-properties officeooo:rsid="00743952"/>
    </style:style>
    <style:style style:name="T37" style:family="text">
      <style:text-properties officeooo:rsid="00748652"/>
    </style:style>
    <style:style style:name="T38" style:family="text">
      <style:text-properties officeooo:rsid="0076a8c8"/>
    </style:style>
    <style:style style:name="T39" style:family="text">
      <style:text-properties officeooo:rsid="00878c6d"/>
    </style:style>
    <style:style style:name="T40" style:family="text">
      <style:text-properties officeooo:rsid="008974ad"/>
    </style:style>
    <style:style style:name="T41" style:family="text">
      <style:text-properties officeooo:rsid="008ccff6"/>
    </style:style>
    <style:style style:name="T42" style:family="text">
      <style:text-properties officeooo:rsid="00932b10"/>
    </style:style>
    <style:style style:name="T43" style:family="text">
      <style:text-properties officeooo:rsid="00961d9c"/>
    </style:style>
    <style:style style:name="T44" style:family="text">
      <style:text-properties officeooo:rsid="009b56ee"/>
    </style:style>
    <style:style style:name="T45" style:family="text">
      <style:text-properties fo:font-style="italic" style:font-style-asian="italic" style:font-style-complex="italic"/>
    </style:style>
    <style:style style:name="T46" style:family="text">
      <style:text-properties fo:font-style="italic" officeooo:rsid="00961d9c" style:font-style-asian="italic" style:font-style-complex="italic"/>
    </style:style>
    <style:style style:name="T47" style:family="text">
      <style:text-properties fo:font-style="italic" officeooo:rsid="00961d9c" fo:background-color="#ffffff" loext:char-shading-value="0" style:font-style-asian="italic" style:font-style-complex="italic"/>
    </style:style>
    <style:style style:name="T48" style:family="text">
      <style:text-properties officeooo:rsid="009e499c"/>
    </style:style>
    <style:style style:name="T49" style:family="text">
      <style:text-properties style:use-window-font-color="true" fo:background-color="#ffffff" loext:char-shading-value="0"/>
    </style:style>
    <style:style style:name="T50" style:family="text">
      <style:text-properties style:use-window-font-color="true" officeooo:rsid="00932b10" fo:background-color="#ffffff" loext:char-shading-value="0"/>
    </style:style>
    <style:style style:name="T51" style:family="text">
      <style:text-properties style:use-window-font-color="true" officeooo:rsid="009e499c" fo:background-color="#ffffff" loext:char-shading-value="0"/>
    </style:style>
    <style:style style:name="T52" style:family="text">
      <style:text-properties style:use-window-font-color="true" officeooo:rsid="00bdc127" fo:background-color="#ffffff" loext:char-shading-value="0"/>
    </style:style>
    <style:style style:name="T53" style:family="text">
      <style:text-properties officeooo:rsid="009fd13c"/>
    </style:style>
    <style:style style:name="T54" style:family="text">
      <style:text-properties officeooo:rsid="00a09c22"/>
    </style:style>
    <style:style style:name="T55" style:family="text">
      <style:text-properties officeooo:rsid="00a7936f"/>
    </style:style>
    <style:style style:name="T56" style:family="text">
      <style:text-properties officeooo:rsid="00a97dd4"/>
    </style:style>
    <style:style style:name="T57" style:family="text">
      <style:text-properties officeooo:rsid="00af0647"/>
    </style:style>
    <style:style style:name="T58" style:family="text">
      <style:text-properties officeooo:rsid="00b13445"/>
    </style:style>
    <style:style style:name="T59" style:family="text">
      <style:text-properties fo:color="#ff3333"/>
    </style:style>
    <style:style style:name="T60" style:family="text">
      <style:text-properties fo:color="#ff3333" fo:font-weight="bold" style:font-weight-asian="bold" style:font-weight-complex="bold"/>
    </style:style>
    <style:style style:name="T61" style:family="text">
      <style:text-properties officeooo:rsid="00d0a247"/>
    </style:style>
    <style:style style:name="T62" style:family="text">
      <style:text-properties officeooo:rsid="00d7fdfa"/>
    </style:style>
    <style:style style:name="T63" style:family="text">
      <style:text-properties officeooo:rsid="00da7bf2"/>
    </style:style>
    <style:style style:name="T64" style:family="text">
      <style:text-properties fo:background-color="#ffff00" loext:char-shading-value="0"/>
    </style:style>
    <style:style style:name="T65" style:family="text">
      <style:text-properties fo:background-color="#cc9900" loext:char-shading-value="0"/>
    </style:style>
    <style:style style:name="T66" style:family="text">
      <style:text-properties officeooo:rsid="00f3b518"/>
    </style:style>
    <style:style style:name="T67" style:family="text">
      <style:text-properties officeooo:rsid="00f8f4fc"/>
    </style:style>
    <style:style style:name="T68" style:family="text">
      <style:text-properties officeooo:rsid="010e98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iler: <text:span text:style-name="T1">Natural Language Programming </text:span></text:p>
      <text:p text:style-name="P84">Nov. 6, 2017 </text:p>
      <text:p text:style-name="P3">Legal sentences should be clear and enumerated completely. </text:p>
      <text:p text:style-name="P83"/>
      <text:p text:style-name="P82">Leave more fancy <text:span text:style-name="T55">designs</text:span> for further improvements!</text:p>
      <text:p text:style-name="P6"><text:span text:style-name="T2">Framework design</text:span>: more easy to add rules (legal sentences); framework is the most important thing!</text:p>
      <text:p text:style-name="P4"><text:span text:style-name="T6">Formulation control: l</text:span>ink sentences w/ mathematical modeling formulations explicitly;</text:p>
      <text:p text:style-name="P4"><text:span text:style-name="T2">Disambiguation</text:span>: <text:span text:style-name="T10">(precise control) </text:span><text:span text:style-name="T9">make all names of products explicitly → no default generation; </text:span></text:p>
      <text:p text:style-name="P4">Reaction direction control: every type has default setting, but enable user control; </text:p>
      <text:p text:style-name="P6">Coefficient specification: all symbols can have coefficient; </text:p>
      <text:p text:style-name="P4">Add sentences: <text:span text:style-name="T11">← </text:span><text:span text:style-name="T4">add new key words</text:span><text:span text:style-name="T11"> </text:span></text:p>
      <text:p text:style-name="P4"><text:tab/>A <text:span text:style-name="T2">convert</text:span>s into B; </text:p>
      <text:p text:style-name="P4"><text:tab/>A converts into B &amp; C? → just to make input easier </text:p>
      <text:p text:style-name="P4"><text:tab/><text:span text:style-name="T7">A </text:span><text:span text:style-name="T3">self-phosphorylate</text:span><text:span text:style-name="T7"> into A-P;</text:span></text:p>
      <text:p text:style-name="P5"><text:tab/><text:span text:style-name="T7">B-P self-dephosphorylate into B; </text:span></text:p>
      <text:p text:style-name="P1"><text:s/></text:p>
      <text:p text:style-name="P88"/>
      <text:p text:style-name="P86">Action (Tag additions)<text:tab/><text:tab/>Default tag</text:p>
      <text:p text:style-name="P85">phosphorylates<text:tab/><text:tab/><text:tab/>_p</text:p>
      <text:p text:style-name="P87">ubiquitinates<text:span text:style-name="T17"><text:tab/><text:tab/><text:tab/><text:tab/></text:span>_ub</text:p>
      <text:p text:style-name="P85">activates<text:tab/><text:tab/><text:tab/><text:tab/>_act</text:p>
      <text:p text:style-name="P85">farsenylates<text:tab/><text:tab/><text:tab/><text:tab/>_fars</text:p>
      <text:p text:style-name="P85">pegylates<text:tab/><text:tab/><text:tab/><text:tab/>_PEG</text:p>
      <text:p text:style-name="P85">acetylates<text:tab/><text:tab/><text:tab/><text:tab/>_acetyl</text:p>
      <text:p text:style-name="P85">methylates<text:tab/><text:tab/><text:tab/><text:tab/>_methyl</text:p>
      <text:p text:style-name="P85">glycosylates<text:tab/><text:tab/><text:tab/><text:tab/>_glyc</text:p>
      <text:p text:style-name="P85"/>
      <text:p text:style-name="P86">Location<text:tab/>tag</text:p>
      <text:p text:style-name="P85">ER<text:tab/><text:tab/>_er</text:p>
      <text:p text:style-name="P85">Golgi<text:tab/><text:tab/>_g</text:p>
      <text:p text:style-name="P85">Extracellular<text:tab/>_exc</text:p>
      <text:p text:style-name="P85">Lysosome<text:tab/>_lys</text:p>
      <text:p text:style-name="P85">Peroxisome<text:tab/>_per</text:p>
      <text:p text:style-name="P85">Chloroplast<text:tab/>_chl</text:p>
      <text:p text:style-name="P18"/>
      <text:p text:style-name="P67">All bio-info are </text:p>
      <text:p text:style-name="P65"><text:span text:style-name="T2">Nomenclature</text:span> for model generation </text:p>
      <text:p text:style-name="P65">reaction name: reactant(s)&lt;rnx type:catalyst(s)&gt;product(s),</text:p>
      <text:p text:style-name="P65"><text:tab/>e.g. <text:span text:style-name="T64">1.0*p_MAPK_c</text:span>&lt;<text:span text:style-name="T65">catalyze</text:span>:<text:span text:style-name="T64">p_Her2_ph_2_c</text:span>&gt;<text:span text:style-name="T65">1.0*p_MAPK_act_c</text:span></text:p>
      <text:p text:style-name="P66">Monod affinity constant in reactions: MonodK<text:span text:style-name="T66">~</text:span>reaction#<text:span text:style-name="T66">~</text:span>Substrate,</text:p>
      <text:p text:style-name="P66"><text:tab/>e.g. <text:span text:style-name="T65">MonodK</text:span><text:span text:style-name="T27">~</text:span><text:span text:style-name="T64">rnx4</text:span><text:span text:style-name="T27">~</text:span><text:span text:style-name="T65">met_Testosterone_c</text:span></text:p>
      <text:p text:style-name="P66">W_value in transcription control term: W<text:span text:style-name="T66">~</text:span>actor<text:span text:style-name="T66">~</text:span>targetmRNA,</text:p>
      <text:p text:style-name="P66"><text:tab/>e.g. W<text:span text:style-name="T66">~</text:span><text:span text:style-name="T64">p_MAPK_act_c</text:span><text:span text:style-name="T27">~</text:span><text:span text:style-name="T65">m_AP1_c</text:span></text:p>
      <text:p text:style-name="P66">dissociation constants in transfer function: KD<text:span text:style-name="T66">~</text:span>speciesName,</text:p>
      <text:p text:style-name="P66"><text:tab/>e.g. KD<text:span text:style-name="T66">~</text:span><text:span text:style-name="T65">p_AR_ph_2_c</text:span></text:p>
      <text:p text:style-name="P18"/>
      <text:p text:style-name="P18"/>
      <text:p text:style-name="P18"/>
      <text:p text:style-name="P71"><text:soft-page-break/>Question: </text:p>
      <text:p text:style-name="P71">1) should check that all gene regulators are in merge(rnx_set, protein_set, mRNA_set)? → seems this is a system error caused by the original model file.</text:p>
      <text:p text:style-name="P72">2) what kinetic models to use? → multiple substrates, multiple catalysts, etc. </text:p>
      <text:p text:style-name="P17"/>
      <text:p text:style-name="P7">Kinetic equations specification:</text:p>
      <text:p text:style-name="P7">Using saturation kinetics to model bind/unbind reactions</text:p>
      <text:p text:style-name="P7">using mass reaction kinetic to model catalyze reactions</text:p>
      <text:p text:style-name="P7"/>
      <text:p text:style-name="P8">BUT, the problem is: </text:p>
      <text:p text:style-name="P8">how to enable “add<text:span text:style-name="T8">ing</text:span> sentences without changing the code”? → metaprogramming? →<text:span text:style-name="T12"> impossible (need to add functions to support new verbs, that means need to coding?) </text:span></text:p>
      <text:p text:style-name="P8"/>
      <text:p text:style-name="P8"/>
      <text:p text:style-name="P9">Meaning of BioSym for different sentence types: </text:p>
      <text:p text:style-name="P15"/>
      <text:p text:style-name="P10"/>
      <text:p text:style-name="P10"/>
      <text:p text:style-name="P11"><text:span text:style-name="T14">General s</text:span>trategy on handling abstract type “BioSym”: </text:p>
      <text:p text:style-name="P11">→<text:span text:style-name="T14"> general “BioSym” recognizer, decoding all “BioSyms” in the same way, storing results in </text:span>a general hierarchical <text:span text:style-name="T13">data structure (Array of Array(s) of Array(s), or List of List(s) of List(s)).</text:span></text:p>
      <text:p text:style-name="P11"/>
      <text:p text:style-name="P13">General data structure for every biological symbol: </text:p>
      <text:p text:style-name="P13">Name + Type + Coefficient + ...</text:p>
      <text:p text:style-name="P12"><text:span text:style-name="T13"><text:s text:c="2"/></text:span><text:s/></text:p>
      <text:p text:style-name="P12"/>
      <text:p text:style-name="P14"><text:span text:style-name="T2">Syntactic errors</text:span>: (as syntac<text:span text:style-name="T15">s</text:span> in NLP, wrong string)</text:p>
      <text:p text:style-name="P14">e.g. “promots”, “p_A” (assume ‘P_’ is the correct prefix); </text:p>
      <text:p text:style-name="P14"/>
      <text:p text:style-name="P14"><text:span text:style-name="T2">Semantic errors</text:span>:</text:p>
      <text:p text:style-name="P16">1) e.g. mR_F is of unknown type if ‘mR_’ is not defined.</text:p>
      <text:p text:style-name="P14"><text:span text:style-name="T16">2) </text:span>e.g. mRNA_F activates g_H → mRNA can not activate the expression of genes → be careful! Biology is error-prone, never be too sure.</text:p>
      <text:p text:style-name="P14"/>
      <text:p text:style-name="P20"><text:span text:style-name="T2">Data Structure</text:span>: </text:p>
      <text:p text:style-name="P21"><text:span text:style-name="T28">&gt;&gt;&gt; DS11 → </text:span>Array of String: only logic and;</text:p>
      <text:p text:style-name="P20"><text:s text:c="8"/><text:span text:style-name="T29">DS10 → </text:span>length equals to 1 in simple cases; <text:s text:c="2"/></text:p>
      <text:p text:style-name="P20"><text:span text:style-name="T28">&gt;&gt;&gt; DS22 → </text:span>Array of <text:span text:style-name="T28">A</text:span>rrays of String: logic or and ‘and’; </text:p>
      <text:p text:style-name="P22"><text:s text:c="8"/><text:span text:style-name="T30">DS21 → some elements only have one element;</text:span></text:p>
      <text:p text:style-name="P20"><text:s text:c="8"/><text:span text:style-name="T29">DS20 → </text:span>length of each element equals to 1 in simple cases (only logic or) </text:p>
      <text:p text:style-name="P20"/>
      <text:p text:style-name="P77">Sentence Specification </text:p>
      <text:p text:style-name="P76">?Set up types: “SITE”, “[]”? </text:p>
      <text:p text:style-name="P64">[]: name=’[]’, type=’[]’, coefficient=0.0</text:p>
      <text:p text:style-name="P29"/>
      <text:p text:style-name="P29"><text:soft-page-break/>is: </text:p>
      <text:p text:style-name="P23">Verb, DS1, DS1 → one-by-one mapping </text:p>
      <text:p text:style-name="P23"/>
      <text:p text:style-name="P23">react: <text:span text:style-name="T39">(reversible)</text:span></text:p>
      <text:p text:style-name="P24">Verb, DS1, [] → each species goes into nothing independently <text:s/></text:p>
      <text:p text:style-name="P24"><text:span text:style-name="T19">Verb, [], DS1 → eac</text:span>h species comes from nothing independently </text:p>
      <text:p text:style-name="P35">Q1: can be anything. </text:p>
      <text:p text:style-name="P31">Q2: [] is <text:span text:style-name="T9">never returned</text:span>, how to know reactants or products? </text:p>
      <text:p text:style-name="P39"><text:span text:style-name="T9">[] react into A, (B, C)</text:span>;</text:p>
      <text:p text:style-name="P39"/>
      <text:p text:style-name="P25">uptake: <text:span text:style-name="T39">(irreversible) → check default products </text:span></text:p>
      <text:p text:style-name="P40">Verb, DS10 → one reaction </text:p>
      <text:p text:style-name="P43">Verb, DS10, DS1<text:span text:style-name="T44">0</text:span> → a reaction w/ one <text:span text:style-name="T44">catalyst </text:span></text:p>
      <text:p text:style-name="P43">Verb, DS10, DS1<text:span text:style-name="T44">1</text:span> → <text:span text:style-name="T44">many </text:span>a reaction w/ one <text:span text:style-name="T44">catalyst for each <text:s/></text:span></text:p>
      <text:p text:style-name="P40">Verb, DS11 → many a reactions</text:p>
      <text:p text:style-name="P40"><text:span text:style-name="T9">Verb, DS11, DS1 → many reactions w/ one/mul-catalysts</text:span> <text:span text:style-name="T44">← ambiguous itself </text:span></text:p>
      <text:p text:style-name="P40"><text:span text:style-name="T45">the cell uptake p_D through F &amp; G →</text:span><text:span text:style-name="T47"> two reactions,</text:span><text:span text:style-name="T46"> usually only one transporter protein.</text:span><text:span text:style-name="T43"> <text:s/></text:span></text:p>
      <text:p text:style-name="P78"><text:span text:style-name="T17">the cell uptakes (m_A &amp; m_B) →</text:span><text:span text:style-name="T18"> two reactions </text:span></text:p>
      <text:p text:style-name="P45">Q1: <text:span text:style-name="T56">can uptake everything, through PROTEIN if needed. <text:s/></text:span></text:p>
      <text:p text:style-name="P25"/>
      <text:p text:style-name="P60"><text:span text:style-name="T57">s</text:span>ecrete: <text:span text:style-name="T57">(irreversible) </text:span>→ check default products </text:p>
      <text:p text:style-name="P44">Verb, DS10 → one reaction </text:p>
      <text:p text:style-name="P42">Verb, DS10, DS1<text:span text:style-name="T44">0</text:span> → a reaction w/ one <text:span text:style-name="T44">catalyst </text:span></text:p>
      <text:p text:style-name="P44">Verb, DS10, DS1<text:span text:style-name="T44">1</text:span> → <text:span text:style-name="T44">many </text:span>a reaction w/ one <text:span text:style-name="T44">catalyst for each <text:s/></text:span></text:p>
      <text:p text:style-name="P41">Verb, DS11 → many a reaction</text:p>
      <text:p text:style-name="P41">V<text:span text:style-name="T9">erb, DS11, DS1 → many reactions w/ one/mul-catalysts <text:s/>???</text:span></text:p>
      <text:p text:style-name="P46">Q1: only secretes METABOLITE<text:span text:style-name="T22"> </text:span><text:span text:style-name="T23">&amp; PROTEIN, </text:span><text:span text:style-name="T24">through PROTEIN if needed.</text:span></text:p>
      <text:p text:style-name="P25"/>
      <text:p text:style-name="P27">Bind: <text:span text:style-name="T58">(reversible)</text:span> <text:span text:style-name="T39">→ check default products </text:span></text:p>
      <text:p text:style-name="P45">Verb, DS1 → one reaction </text:p>
      <text:p text:style-name="P45">Verb, DS1, DS10 →<text:span text:style-name="T35"> one reaction w/ product </text:span></text:p>
      <text:p text:style-name="P47">Q1: <text:span text:style-name="T48">everything except that</text:span><text:span text:style-name="T49"> ‘</text:span><text:span text:style-name="T50">G</text:span><text:span text:style-name="T51">ENE</text:span><text:span text:style-name="T50"> </text:span><text:span text:style-name="T51">does </text:span><text:span text:style-name="T50">not bind with </text:span><text:span text:style-name="T51">GENE’; </text:span><text:span text:style-name="T52">the product is certainly not DNA. </text:span></text:p>
      <text:p text:style-name="P63"><text:span text:style-name="T52">Q</text:span><text:span text:style-name="T49">2: use hyphen ‘-’ to link components </text:span></text:p>
      <text:p text:style-name="P25"/>
      <text:p text:style-name="P25">unbind: </text:p>
      <text:p text:style-name="P79">Verb, DS1<text:span text:style-name="T35">0</text:span> → one reaction </text:p>
      <text:p text:style-name="P47">Verb, DS10, DS1 → one reaction w/ product</text:p>
      <text:p text:style-name="P79">Verb, DS1 →<text:span text:style-name="T35"> many a reaction </text:span></text:p>
      <text:p text:style-name="P47">Q1: <text:span text:style-name="T53">everything can unbind, except that there is not gene-gene complex. </text:span><text:s/></text:p>
      <text:p text:style-name="P57">A special type: <text:span text:style-name="T31">protein-DNA, protein-mRNA </text:span></text:p>
      <text:p text:style-name="P25"/>
      <text:p text:style-name="P25">phosphorylate: →<text:span text:style-name="T42"> enzymatic reactions </text:span></text:p>
      <text:p text:style-name="P47">Verb, DS1, DS10 → a one/mul-2-one reaction </text:p>
      <text:p text:style-name="P47"><text:span text:style-name="T19">Verb, DS2, DS10 → many a one/mul-</text:span>2-one reactions </text:p>
      <text:p text:style-name="P50"><text:soft-page-break/>Verb, DS1, DS10, DS10 → <text:span text:style-name="T35">a one/mul-2-one reaction </text:span>with a site </text:p>
      <text:p text:style-name="P48">Verb, DS2, DS10, <text:span text:style-name="T36">DS10</text:span> → many a one/mul-2-one reactions <text:span text:style-name="T36">with a site </text:span></text:p>
      <text:p text:style-name="P80">Verb, DS1, DS11 → ?what ?????</text:p>
      <text:p text:style-name="P50">Q1: <text:span text:style-name="T37">1</text:span><text:span text:style-name="T33">st</text:span><text:span text:style-name="T37"> can only be PROTEIN or []; 2</text:span><text:span text:style-name="T33">nd</text:span><text:span text:style-name="T37"> can only be PROTEIN or Protein-X complex. <text:s/></text:span></text:p>
      <text:p text:style-name="P50">Q2<text:span text:style-name="T19">: [] is a special symbol</text:span></text:p>
      <text:p text:style-name="P25"/>
      <text:p text:style-name="P28">dephosphorylate: <text:span text:style-name="T42"><text:s text:c="2"/></text:span></text:p>
      <text:p text:style-name="P49"><text:span text:style-name="T19">Verb, DS1, DS10 → a one/mul-2-one rea</text:span>ction </text:p>
      <text:p text:style-name="P49">Verb, DS2, DS10 → many a one/mul-2-one reactions </text:p>
      <text:p text:style-name="P51">Verb, DS1, DS10, DS10 → <text:span text:style-name="T35">a one/mul-2-one reaction </text:span>with a site </text:p>
      <text:p text:style-name="P49">Verb, DS2, DS10, <text:span text:style-name="T36">DS10</text:span> → many a one/mul-2-one reactions <text:span text:style-name="T36">with a site </text:span></text:p>
      <text:p text:style-name="P81">Verb, DS<text:span text:style-name="T19">1, DS11 →</text:span> ?what ?????</text:p>
      <text:p text:style-name="P52">Q1: <text:span text:style-name="T37">1</text:span><text:span text:style-name="T33">st</text:span><text:span text:style-name="T37"> can only be PROTEIN or []; 2</text:span><text:span text:style-name="T33">nd</text:span><text:span text:style-name="T37"> can only be PROTEIN or Protein-X complex. <text:s/></text:span></text:p>
      <text:p text:style-name="P51"/>
      <text:p text:style-name="P30"><text:span text:style-name="T67">c</text:span>atalyze: <text:span text:style-name="T62">(irreversible)</text:span> </text:p>
      <text:p text:style-name="P70">Verb, DS1, DS1, DS1 → one reaction with a/a group of catalyst(s) </text:p>
      <text:p text:style-name="P70">Verb, DS2, DS1, DS1 → same reaction with different kinds (groups) of catalyst(s) </text:p>
      <text:p text:style-name="P30"><text:s/><text:span text:style-name="T38">A, B &amp; C cata</text:span><text:span text:style-name="T25">lyze the reversible conversion o</text:span><text:span text:style-name="T38">f D, E and F into 2*G, H, 1.5*I</text:span></text:p>
      <text:p text:style-name="P69"><text:span text:style-name="T54">Q1: </text:span>catalyst is protein; <text:span text:style-name="T54">reactants/products can be </text:span>metabolite/protein/<text:span text:style-name="T43">DNA</text:span>. </text:p>
      <text:p text:style-name="P69"/>
      <text:p text:style-name="P69"/>
      <text:p text:style-name="P25"><text:span text:style-name="T19">induce: </text:span><text:span text:style-name="T26">(irre</text:span><text:span text:style-name="T61">versible)</text:span></text:p>
      <text:p text:style-name="P31">Verb, DS1, DS1<text:span text:style-name="T32">0</text:span> → a one/<text:span text:style-name="T32">mul</text:span>-2-one reaction</text:p>
      <text:p text:style-name="P34">Verb, DS1, DS1<text:span text:style-name="T32">1</text:span> → a one/<text:span text:style-name="T32">mul</text:span>-2-<text:span text:style-name="T32">ONE</text:span> reaction <text:span text:style-name="T32">for each ONE in DS11</text:span></text:p>
      <text:p text:style-name="P31">Verb, DS2, DS1<text:span text:style-name="T32">0</text:span> → many a one/mul-2-one reactions </text:p>
      <text:p text:style-name="P32">Verb, DS2, DS1<text:span text:style-name="T32">1</text:span> → many a one/mul-2-<text:span text:style-name="T32">ONE</text:span> reactions <text:span text:style-name="T32">for each ONE in DS11 </text:span></text:p>
      <text:p text:style-name="P37">Q1: <text:span text:style-name="T22">1</text:span><text:span text:style-name="T34">st</text:span><text:span text:style-name="T22"> </text:span><text:span text:style-name="T21">symbol can </text:span><text:span text:style-name="T22">only </text:span><text:span text:style-name="T21">be</text:span><text:span text:style-name="T22"> protein/metabolite; </text:span><text:span text:style-name="T21">for the 2</text:span><text:span text:style-name="T34">nd</text:span><text:span text:style-name="T22">, </text:span><text:span text:style-name="T5">induce/repress</text:span><text:span text:style-name="T20"> </text:span><text:span text:style-name="T21">acts on</text:span><text:span text:style-name="T20"> </text:span><text:span text:style-name="T21">GENE</text:span><text:span text:style-name="T20">, and </text:span><text:span text:style-name="T5">activate/inhibit</text:span><text:span text:style-name="T20"> </text:span><text:span text:style-name="T21">acts on</text:span><text:span text:style-name="T20"> enzymatic activity, </text:span><text:span text:style-name="T21">which means only PROTEIN</text:span><text:span text:style-name="T20">. </text:span><text:span text:style-name="T22"><text:s/></text:span></text:p>
      <text:p text:style-name="P58"><text:span text:style-name="T19">A, B or C</text:span> upregulate the expression of D &amp; E;</text:p>
      <text:p text:style-name="P74">(TOFIX)</text:p>
      <text:p text:style-name="P59">A, B or C → A or B or C </text:p>
      <text:p text:style-name="P75">A, B and C → A and B and C </text:p>
      <text:p text:style-name="P31"/>
      <text:p text:style-name="P25">repress: <text:span text:style-name="T61">(irreversible) </text:span></text:p>
      <text:p text:style-name="P36">Verb, DS1, DS1<text:span text:style-name="T32">0</text:span> → a one/<text:span text:style-name="T32">mul</text:span>-2-one reaction</text:p>
      <text:p text:style-name="P36">Verb, DS1, DS1<text:span text:style-name="T32">1</text:span> → a one/<text:span text:style-name="T32">mul</text:span>-2-<text:span text:style-name="T32">ONE</text:span> reaction <text:span text:style-name="T32">for each ONE in DS11</text:span></text:p>
      <text:p text:style-name="P33">Verb, DS2, DS1<text:span text:style-name="T32">0</text:span> → many a one/mul-2-one reactions </text:p>
      <text:p text:style-name="P33">Verb, DS2, DS1<text:span text:style-name="T32">1</text:span> → many a one/mul-2-<text:span text:style-name="T32">ONE</text:span> reactions <text:span text:style-name="T32">for each ONE in DS11 </text:span></text:p>
      <text:p text:style-name="P38">Q1: <text:span text:style-name="T22">1</text:span><text:span text:style-name="T34">st</text:span><text:span text:style-name="T22"> </text:span><text:span text:style-name="T21">symbol can </text:span><text:span text:style-name="T22">only </text:span><text:span text:style-name="T21">be</text:span><text:span text:style-name="T22"> protein/metabolite; </text:span><text:span text:style-name="T21">for the </text:span><text:span text:style-name="T22">2</text:span><text:span text:style-name="T34">nd</text:span><text:span text:style-name="T22">, </text:span><text:span text:style-name="T5">induce/repress</text:span><text:span text:style-name="T20"> </text:span><text:span text:style-name="T21">acts on</text:span><text:span text:style-name="T20"> </text:span><text:span text:style-name="T21">GENE</text:span><text:span text:style-name="T20">, </text:span><text:span text:style-name="T21">and </text:span><text:span text:style-name="T5">activate/inhibit</text:span><text:span text:style-name="T20"> </text:span><text:span text:style-name="T21">acts on</text:span><text:span text:style-name="T20"> enzymatic activity, </text:span><text:span text:style-name="T21">which means only PROTEIN</text:span><text:span text:style-name="T20">. </text:span><text:span text:style-name="T22"><text:s/></text:span></text:p>
      <text:p text:style-name="P68"/>
      <text:p text:style-name="P26"/>
      <text:p text:style-name="P26"/>
      <text:p text:style-name="P53">Tuple: Verb, DS, KW</text:p>
      <text:p text:style-name="P53">Verb: sentence types; </text:p>
      <text:p text:style-name="P53"><text:soft-page-break/>DS: bio-symbols <text:span text:style-name="T40">array</text:span>; <text:span text:style-name="T63">DS = [reactants, products, catalysts]</text:span></text:p>
      <text:p text:style-name="P53">KW: reversible, and modeling equation selection.</text:p>
      <text:p text:style-name="P54">(to have a fixed position for each argument while maintaining the flexibility is to adopt nested data structure → complexity gives more flexibility)</text:p>
      <text:p text:style-name="P54"/>
      <text:p text:style-name="P61">Questions: </text:p>
      <text:p text:style-name="P61">1) the nomenclature of symbols: using underscore ‘_’ to connect all meaning parts together is not a convenient, if not bad, way for default symbol generation.</text:p>
      <text:p text:style-name="P61">e.g. p_a, 2*p_b, and p_c binds together → the name for the product? <text:s/>If just link names of all components together, p_a_p_b_p_c for this example, it is confusing. If change into p_a_b_c, it is difficult to separate them. </text:p>
      <text:p text:style-name="P61">Btw, if have more suffixes, e.g. p_<text:span text:style-name="T2">a</text:span>_pho_ub_peg_c, the real name can cause problem, e.g. <text:s/>p<text:span text:style-name="T59">_</text:span><text:span text:style-name="T60">pho</text:span><text:span text:style-name="T2">sphorylateKinase</text:span><text:span text:style-name="T59">_pho</text:span>_ub_peg_c. </text:p>
      <text:p text:style-name="P62">The problem can be called “ambiguous word problem”.</text:p>
      <text:p text:style-name="P54"/>
      <text:p text:style-name="P54"/>
      <text:p text:style-name="P55">Basic concerns about NML translator: </text:p>
      <text:p text:style-name="P55">1) why natural language rather than abstract symbols?</text:p>
      <text:p text:style-name="P55">e.g. reactants, products, catalysis, reaction type? Besides, the ability of NL on describing biological networks is also limited by its inherent ambiguity. </text:p>
      <text:p text:style-name="P55">2) the purpose of this project?</text:p>
      <text:p text:style-name="P56">For people who are unable to understand models in abstract symbols, can they understand models in <text:span text:style-name="T41">NL</text:span> since models described <text:span text:style-name="T41">in</text:span> NL are also kinda confusing and ambiguous. <text:span text:style-name="T41">Rather than writing models in NL, isn’t it a better choice by converting models in abstract symbols into graphical networks or schematics so as to help experimental biologists understand biological models. <text:s/></text:span></text:p>
      <text:p text:style-name="P55">3) the trend towards NL is for the convenience of daily life, should also for science? Considering that it takes extra efforts to use NL while science emphasizes more on accuracy and efficiency, NL may never be a good option for science. <text:s text:c="2"/></text:p>
      <text:p text:style-name="P53"/>
      <text:p text:style-name="P24"/>
      <text:p text:style-name="P73">Julia to Python problems:</text:p>
      <text:p text:style-name="P73">1) package importing;</text:p>
      <text:p text:style-name="P73">2) exponential;</text:p>
      <text:p text:style-name="P73">3) matrix operation;</text:p>
      <text:p text:style-name="P73">4) <text:span text:style-name="T2">index!!!</text:span> from 1 to 0; →<text:span text:style-name="T68"> two index systems coexist!!! (the most dangerous errors) </text:span></text:p>
      <text:p text:style-name="P73"/>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11:39:34.398434027</meta:creation-date>
    <dc:date>2017-12-05T12:07:55.530286746</dc:date>
    <meta:editing-duration>P9DT2H40M40S</meta:editing-duration>
    <meta:editing-cycles>111</meta:editing-cycles>
    <meta:generator>LibreOffice/5.1.6.2$Linux_X86_64 LibreOffice_project/10m0$Build-2</meta:generator>
    <meta:document-statistic meta:table-count="0" meta:image-count="0" meta:object-count="0" meta:page-count="5" meta:paragraph-count="161" meta:word-count="1361" meta:character-count="8608" meta:non-whitespace-character-count="7235"/>
  </office:meta>
</office:document-meta>
</file>